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  <style:style style:name="ce3" style:family="table-cell" style:parent-style-name="Default" style:data-style-name="N2">
      <style:text-properties fo:color="#ff3300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>
            <text:p>6/16</text:p>
          </table:table-cell>
          <table:table-cell table:style-name="Default" office:value-type="string">
            <text:p>12/18</text:p>
          </table:table-cell>
          <table:table-cell table:style-name="Default" office:value-type="string">
            <text:p>9/21</text:p>
          </table:table-cell>
          <table:table-cell table:style-name="ce2" office:value-type="string">
            <text:p>3/22</text:p>
          </table:table-cell>
          <table:table-cell table:style-name="ce2" office:value-type="string">
            <text:p>12/22</text:p>
          </table:table-cell>
          <table:table-cell table:style-name="Default" office:value-type="string">
            <text:p>Bayern</text:p>
          </table:table-cell>
          <table:table-cell/>
        </table:table-row>
        <table:table-row table:style-name="ro1">
          <table:table-cell/>
          <table:table-cell office:value-type="string">
            <text:p>Grund</text:p>
          </table:table-cell>
          <table:table-cell office:value-type="float" office:value="5914.08">
            <text:p>5914,08</text:p>
          </table:table-cell>
          <table:table-cell table:number-columns-repeated="3" office:value-type="float" office:value="6675.7">
            <text:p>6675,70</text:p>
          </table:table-cell>
          <table:table-cell office:value-type="float" office:value="6862.62">
            <text:p>6862,62</text:p>
          </table:table-cell>
          <table:table-cell office:value-type="float" office:value="6908.1">
            <text:p>6908,10</text:p>
          </table:table-cell>
          <table:table-cell/>
        </table:table-row>
        <table:table-row table:style-name="ro1">
          <table:table-cell/>
          <table:table-cell office:value-type="string">
            <text:p>L-Bez</text:p>
          </table:table-cell>
          <table:table-cell office:value-type="float" office:value="175.81">
            <text:p>175,81</text:p>
          </table:table-cell>
          <table:table-cell office:value-type="float" office:value="183.76">
            <text:p>183,76</text:p>
          </table:table-cell>
          <table:table-cell table:number-columns-repeated="2" office:value-type="float" office:value="198.45">
            <text:p>198,45</text:p>
          </table:table-cell>
          <table:table-cell office:value-type="float" office:value="204.01">
            <text:p>204,01</text:p>
          </table:table-cell>
          <table:table-cell office:value-type="string">
            <text:p>Sonderzahl.</text:p>
          </table:table-cell>
          <table:table-cell/>
        </table:table-row>
        <table:table-row table:style-name="ro1">
          <table:table-cell/>
          <table:table-cell office:value-type="string">
            <text:p>L-Bez</text:p>
          </table:table-cell>
          <table:table-cell office:value-type="float" office:value="150">
            <text:p>150,00</text:p>
          </table:table-cell>
          <table:table-cell table:number-columns-repeated="4" office:value-type="float" office:value="375">
            <text:p>375,00</text:p>
          </table:table-cell>
          <table:table-cell table:formula="of:=[.H2]*0.65/12" office:value-type="float" office:value="374.18875">
            <text:p>374,19</text:p>
          </table:table-cell>
          <table:table-cell/>
        </table:table-row>
        <table:table-row table:style-name="ro2">
          <table:table-cell/>
          <table:table-cell office:value-type="string">
            <text:p>L-Bez</text:p>
          </table:table-cell>
          <table:table-cell office:value-type="float" office:value="225">
            <text:p>225,00</text:p>
          </table:table-cell>
          <table:table-cell/>
          <table:table-cell table:number-columns-repeated="3" office:value-type="float" office:value="225">
            <text:p>225,00</text:p>
          </table:table-cell>
          <table:table-cell office:value-type="float" office:value="552.63">
            <text:p>552,63</text:p>
          </table:table-cell>
          <table:table-cell/>
        </table:table-row>
        <table:table-row table:style-name="ro3">
          <table:table-cell/>
          <table:table-cell office:value-type="string">
            <text:p>L-Bez</text:p>
          </table:table-cell>
          <table:table-cell table:number-columns-repeated="3"/>
          <table:table-cell office:value-type="float" office:value="475">
            <text:p>475,00</text:p>
          </table:table-cell>
          <table:table-cell table:style-name="ce3" office:value-type="float" office:value="600">
            <text:p>600,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2:.C7])" office:value-type="float" office:value="6464.89">
            <text:p>6464,89</text:p>
          </table:table-cell>
          <table:table-cell table:formula="of:=SUM([.D2:.D7])" office:value-type="float" office:value="7234.46">
            <text:p>7234,46</text:p>
          </table:table-cell>
          <table:table-cell table:formula="of:=SUM([.E2:.E7])" office:value-type="float" office:value="7474.15">
            <text:p>7474,15</text:p>
          </table:table-cell>
          <table:table-cell table:formula="of:=SUM([.F2:.F7])" office:value-type="float" office:value="7949.15">
            <text:p>7949,15</text:p>
          </table:table-cell>
          <table:table-cell table:formula="of:=SUM([.G2:.G7])" office:value-type="float" office:value="8266.63">
            <text:p>8266,63</text:p>
          </table:table-cell>
          <table:table-cell table:formula="of:=SUM([.H2:.H6])" office:value-type="float" office:value="7834.91875">
            <text:p>7834,9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[.H8]-[.G2]" office:value-type="float" office:value="972.298750000001">
            <text:p>972,30</text:p>
          </table:table-cell>
          <table:table-cell office:value-type="string">
            <text:p>Grunddifferenz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formula="of:=[.H8]-[.G8]" office:value-type="float" office:value="-431.711249999998">
            <text:p>-431,71</text:p>
          </table:table-cell>
          <table:table-cell office:value-type="string">
            <text:p>Enddifferenz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13.12.2022</text:date>, <text:time>17:1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6T12:13:32.09</meta:creation-date>
    <dc:date>2022-12-13T17:15:11.88</dc:date>
    <meta:editing-duration>P2DT6H32M39S</meta:editing-duration>
    <meta:editing-cycles>10</meta:editing-cycles>
    <meta:generator>OpenOffice/4.1.5$Win32 OpenOffice.org_project/415m1$Build-9789</meta:generator>
    <meta:document-statistic meta:table-count="3" meta:cell-count="46" meta:object-count="0"/>
  </office:meta>
</office:document-meta>
</file>